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7.199cm" fo:margin-left="0cm" table:align="left"/>
    </style:style>
    <style:style style:name="Table1.A" style:family="table-column">
      <style:table-column-properties style:column-width="3.307cm"/>
    </style:style>
    <style:style style:name="Table1.B" style:family="table-column">
      <style:table-column-properties style:column-width="7.488cm"/>
    </style:style>
    <style:style style:name="Table1.C" style:family="table-column">
      <style:table-column-properties style:column-width="8.096cm"/>
    </style:style>
    <style:style style:name="Table1.D" style:family="table-column">
      <style:table-column-properties style:column-width="8.30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25.109cm" table:align="left"/>
    </style:style>
    <style:style style:name="Table2.A" style:family="table-column">
      <style:table-column-properties style:column-width="3.307cm"/>
    </style:style>
    <style:style style:name="Table2.B" style:family="table-column">
      <style:table-column-properties style:column-width="6.694cm"/>
    </style:style>
    <style:style style:name="Table2.C" style:family="table-column">
      <style:table-column-properties style:column-width="7.99cm"/>
    </style:style>
    <style:style style:name="Table2.D" style:family="table-column">
      <style:table-column-properties style:column-width="7.11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ba76b" officeooo:paragraph-rsid="000ba76b"/>
    </style:style>
    <style:style style:name="P2" style:family="paragraph" style:parent-style-name="Table_20_Contents">
      <style:paragraph-properties fo:text-align="center" style:justify-single-word="false"/>
      <style:text-properties officeooo:rsid="000ba76b" officeooo:paragraph-rsid="000c74a3"/>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0c74a3"/>
    </style:style>
    <style:style style:name="P5" style:family="paragraph" style:parent-style-name="Table_20_Contents">
      <style:paragraph-properties fo:text-align="start" style:justify-single-word="false"/>
      <style:text-properties officeooo:rsid="000c74a3" officeooo:paragraph-rsid="000c74a3"/>
    </style:style>
    <style:style style:name="P6" style:family="paragraph" style:parent-style-name="Table_20_Contents">
      <style:paragraph-properties fo:text-align="center" style:justify-single-word="false"/>
      <style:text-properties officeooo:rsid="000e3a57" officeooo:paragraph-rsid="000e3a57"/>
    </style:style>
    <style:style style:name="P7" style:family="paragraph" style:parent-style-name="Table_20_Contents">
      <style:paragraph-properties fo:text-align="start" style:justify-single-word="false"/>
      <style:text-properties officeooo:rsid="000e3a57" officeooo:paragraph-rsid="000e3a57"/>
    </style:style>
    <style:style style:name="P8" style:family="paragraph" style:parent-style-name="Table_20_Contents">
      <style:paragraph-properties fo:text-align="center" style:justify-single-word="false"/>
      <style:text-properties officeooo:rsid="000fbaaa" officeooo:paragraph-rsid="000fbaaa"/>
    </style:style>
    <style:style style:name="P9" style:family="paragraph" style:parent-style-name="Table_20_Contents">
      <style:paragraph-properties fo:text-align="start" style:justify-single-word="false"/>
      <style:text-properties officeooo:rsid="000fbaaa" officeooo:paragraph-rsid="000fbaaa"/>
    </style:style>
    <style:style style:name="P10" style:family="paragraph" style:parent-style-name="Table_20_Contents">
      <style:paragraph-properties fo:text-align="start" style:justify-single-word="false"/>
      <style:text-properties officeooo:rsid="000fbaaa" officeooo:paragraph-rsid="00100535"/>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officeooo:paragraph-rsid="000c74a3"/>
    </style:style>
    <style:style style:name="P13" style:family="paragraph" style:parent-style-name="Table_20_Contents">
      <style:paragraph-properties fo:text-align="start" style:justify-single-word="false"/>
      <style:text-properties officeooo:rsid="0010d2a1" officeooo:paragraph-rsid="0010d2a1"/>
    </style:style>
    <style:style style:name="P14" style:family="paragraph" style:parent-style-name="Table_20_Contents">
      <style:paragraph-properties fo:text-align="start" style:justify-single-word="false"/>
      <style:text-properties officeooo:rsid="0010d2a1" officeooo:paragraph-rsid="0013e207"/>
    </style:style>
    <style:style style:name="P15" style:family="paragraph" style:parent-style-name="Table_20_Contents">
      <style:paragraph-properties fo:text-align="start" style:justify-single-word="false"/>
      <style:text-properties officeooo:rsid="00120f75" officeooo:paragraph-rsid="00120f75"/>
    </style:style>
    <style:style style:name="P16" style:family="paragraph" style:parent-style-name="Table_20_Contents">
      <style:paragraph-properties fo:text-align="start" style:justify-single-word="false"/>
      <style:text-properties officeooo:rsid="0013e207" officeooo:paragraph-rsid="0013e207"/>
    </style:style>
    <style:style style:name="P17" style:family="paragraph" style:parent-style-name="Standard">
      <style:paragraph-properties fo:text-align="center" style:justify-single-word="false"/>
      <style:text-properties style:font-name="sans-serif" fo:font-size="11.25pt"/>
    </style:style>
    <style:style style:name="P18" style:family="paragraph" style:parent-style-name="Standard">
      <style:paragraph-properties fo:text-align="center" style:justify-single-word="false"/>
      <style:text-properties style:font-name="sans-serif" fo:font-size="11.25pt" officeooo:paragraph-rsid="000c74a3"/>
    </style:style>
    <style:style style:name="P19" style:family="paragraph" style:parent-style-name="Standard">
      <style:paragraph-properties fo:text-align="center" style:justify-single-word="false"/>
      <style:text-properties style:font-name="serif" fo:font-size="9.75pt"/>
    </style:style>
    <style:style style:name="P20" style:family="paragraph" style:parent-style-name="Standard">
      <style:paragraph-properties fo:text-align="center" style:justify-single-word="false"/>
      <style:text-properties style:font-name="serif" fo:font-size="9.75pt" officeooo:paragraph-rsid="000c74a3"/>
    </style:style>
    <style:style style:name="P21" style:family="paragraph" style:parent-style-name="Standard">
      <style:text-properties officeooo:paragraph-rsid="000c74a3"/>
    </style:style>
    <style:style style:name="P22" style:family="paragraph" style:parent-style-name="Standard">
      <style:paragraph-properties fo:text-align="center" style:justify-single-word="false"/>
      <style:text-properties style:font-name="serif" fo:font-size="9.75pt"/>
    </style:style>
    <style:style style:name="P23" style:family="paragraph" style:parent-style-name="Standard">
      <style:paragraph-properties fo:text-align="center" style:justify-single-word="false"/>
      <style:text-properties style:font-name="serif" fo:font-size="9.75pt" officeooo:paragraph-rsid="000c74a3"/>
    </style:style>
    <style:style style:name="P24" style:family="paragraph" style:parent-style-name="Table_20_Contents">
      <style:paragraph-properties fo:text-align="start" style:justify-single-word="false"/>
      <style:text-properties officeooo:rsid="000fbaaa" officeooo:paragraph-rsid="000fbaaa"/>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officeooo:paragraph-rsid="0016bb50"/>
    </style:style>
    <style:style style:name="P27" style:family="paragraph" style:parent-style-name="Table_20_Contents">
      <style:paragraph-properties fo:text-align="start" style:justify-single-word="false"/>
      <style:text-properties officeooo:paragraph-rsid="00176770"/>
    </style:style>
    <style:style style:name="P28" style:family="paragraph" style:parent-style-name="Table_20_Contents">
      <style:paragraph-properties fo:text-align="start" style:justify-single-word="false"/>
      <style:text-properties officeooo:paragraph-rsid="001aa0a5"/>
    </style:style>
    <style:style style:name="P29" style:family="paragraph" style:parent-style-name="Table_20_Contents">
      <style:paragraph-properties fo:text-align="start" style:justify-single-word="false"/>
      <style:text-properties officeooo:rsid="0016bb50" officeooo:paragraph-rsid="0016bb50"/>
    </style:style>
    <style:style style:name="P30" style:family="paragraph" style:parent-style-name="Table_20_Contents">
      <style:paragraph-properties fo:text-align="start" style:justify-single-word="false"/>
      <style:text-properties officeooo:rsid="0016bb50" officeooo:paragraph-rsid="00176770"/>
    </style:style>
    <style:style style:name="P31" style:family="paragraph" style:parent-style-name="Table_20_Contents">
      <style:paragraph-properties fo:text-align="start" style:justify-single-word="false"/>
      <style:text-properties officeooo:rsid="0016bb50" officeooo:paragraph-rsid="0018f645"/>
    </style:style>
    <style:style style:name="P32" style:family="paragraph" style:parent-style-name="Table_20_Contents">
      <style:paragraph-properties fo:text-align="start" style:justify-single-word="false"/>
      <style:text-properties officeooo:rsid="00176770" officeooo:paragraph-rsid="00176770"/>
    </style:style>
    <style:style style:name="P33" style:family="paragraph" style:parent-style-name="Table_20_Contents">
      <style:paragraph-properties fo:text-align="start" style:justify-single-word="false"/>
      <style:text-properties officeooo:rsid="00176770" officeooo:paragraph-rsid="0018f645"/>
    </style:style>
    <style:style style:name="P34" style:family="paragraph" style:parent-style-name="Table_20_Contents">
      <style:paragraph-properties fo:text-align="start" style:justify-single-word="false"/>
      <style:text-properties officeooo:rsid="0018f645" officeooo:paragraph-rsid="0018f645"/>
    </style:style>
    <style:style style:name="P35" style:family="paragraph" style:parent-style-name="Table_20_Contents">
      <style:paragraph-properties fo:text-align="start" style:justify-single-word="false"/>
      <style:text-properties officeooo:rsid="0018f645" officeooo:paragraph-rsid="001aa0a5"/>
    </style:style>
    <style:style style:name="P36" style:family="paragraph" style:parent-style-name="Table_20_Contents">
      <style:paragraph-properties fo:text-align="start" style:justify-single-word="false"/>
      <style:text-properties officeooo:rsid="0018f645" officeooo:paragraph-rsid="001b8ac5"/>
    </style:style>
    <style:style style:name="P37" style:family="paragraph" style:parent-style-name="Table_20_Contents">
      <style:paragraph-properties fo:text-align="start" style:justify-single-word="false"/>
      <style:text-properties officeooo:rsid="001aa0a5" officeooo:paragraph-rsid="001aa0a5"/>
    </style:style>
    <style:style style:name="P38" style:family="paragraph" style:parent-style-name="Table_20_Contents">
      <style:paragraph-properties fo:text-align="start" style:justify-single-word="false"/>
      <style:text-properties officeooo:rsid="001b8ac5" officeooo:paragraph-rsid="001b8ac5"/>
    </style:style>
    <style:style style:name="P39" style:family="paragraph" style:parent-style-name="Table_20_Contents">
      <style:paragraph-properties fo:text-align="start" style:justify-single-word="false"/>
      <style:text-properties officeooo:rsid="001d92c6" officeooo:paragraph-rsid="001d92c6"/>
    </style:style>
    <style:style style:name="P40" style:family="paragraph" style:parent-style-name="Table_20_Contents">
      <style:paragraph-properties fo:text-align="start" style:justify-single-word="false"/>
      <style:text-properties officeooo:rsid="001de96c" officeooo:paragraph-rsid="001de96c"/>
    </style:style>
    <style:style style:name="T1" style:family="text">
      <style:text-properties style:font-name="serif" fo:font-size="9.75pt"/>
    </style:style>
    <style:style style:name="T2" style:family="text">
      <style:text-properties officeooo:rsid="00100535"/>
    </style:style>
    <style:style style:name="T3" style:family="text">
      <style:text-properties officeooo:rsid="00120f75"/>
    </style:style>
    <style:style style:name="T4" style:family="text">
      <style:text-properties officeooo:rsid="0013e207"/>
    </style:style>
    <style:style style:name="T5" style:family="text">
      <style:text-properties officeooo:rsid="0016bb50"/>
    </style:style>
    <style:style style:name="T6" style:family="text">
      <style:text-properties officeooo:rsid="00176770"/>
    </style:style>
    <style:style style:name="T7" style:family="text">
      <style:text-properties officeooo:rsid="0018f645"/>
    </style:style>
    <style:style style:name="T8" style:family="text">
      <style:text-properties officeooo:rsid="001aa0a5"/>
    </style:style>
    <style:style style:name="T9" style:family="text">
      <style:text-properties officeooo:rsid="001b8ac5"/>
    </style:style>
    <style:style style:name="T10" style:family="text">
      <style:text-properties officeooo:rsid="001cf2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Paper</text:p>
          </table:table-cell>
          <table:table-cell table:style-name="Table1.A1" office:value-type="string">
            <text:p text:style-name="P5">Abbot, D. S., P. I. Palmer, R. V. Martin, K. V. Chance, D. J. Jacob and A. Guenther (2003). "Seasonal and interannual variability of North American isoprene emissions as determined by formaldehyde column measurements from space." Geophysical Research Letters 30(17): ASC 5-1 - 5-4.</text:p>
          </table:table-cell>
          <table:table-cell table:style-name="Table1.A1" office:value-type="string">
            <text:p text:style-name="P7">Shim, C., Y. Wang, Y. Choi, P. I. Palmer, D. S. Abbot and K. Chance (2005). "Constraining global isoprene emissions with Global Ozone Monitoring Experiment (GOME) formaldehyde column measurements." Journal of Geophysical Research Atmospheres 110(24): 1-14.</text:p>
          </table:table-cell>
          <table:table-cell table:style-name="Table1.D1" office:value-type="string">
            <text:p text:style-name="P40">Winters, A. J., M. A. Adams, T. M. Bleby, H. Rennenberg, D. Steigner, R. Steinbrecher and J. Kreuzwieser (2009). "Emissions of isoprene, monoterpene and short-chained carbonyl compounds from Eucalyptus spp. in southern Australia." Atmospheric Environment 43(19): 3035-3043.</text:p>
          </table:table-cell>
        </table:table-row>
        <table:table-row>
          <table:table-cell table:style-name="Table1.A2" office:value-type="string">
            <text:p text:style-name="P19">What is the hypothesis?</text:p>
          </table:table-cell>
          <table:table-cell table:style-name="Table1.A2" office:value-type="string">
            <text:p text:style-name="P13"/>
          </table:table-cell>
          <table:table-cell table:style-name="Table1.A2" office:value-type="string">
            <text:p text:style-name="P11"/>
          </table:table-cell>
          <table:table-cell table:style-name="Table1.D2" office:value-type="string">
            <text:p text:style-name="P11"/>
          </table:table-cell>
        </table:table-row>
        <table:table-row>
          <table:table-cell table:style-name="Table1.A2" office:value-type="string">
            <text:p text:style-name="P19">What is the method? Is it rigorous? Appropriate </text:p>
            <text:p text:style-name="P19">sample sizes? Do the results support the conclusions?</text:p>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row>
          <table:table-cell table:style-name="Table1.A2" office:value-type="string">
            <text:p text:style-name="P19">What are the key findings?</text:p>
          </table:table-cell>
          <table:table-cell table:style-name="Table1.A2" office:value-type="string">
            <text:p text:style-name="P13">* There are some significant regional</text:p>
            <text:p text:style-name="P13">discrepancies with the seasonal patterns predicted from current isoprene emission models, and we suggest that these may reflect flaws in the models.</text:p>
            <text:p text:style-name="P14">* <text:span text:style-name="T4">Not all of the interannual variability of GOME HCHO columns in Figure 2 can be explained by temperature (e.g., August 1996). Additional factors that might</text:span></text:p>
            <text:p text:style-name="P16">contribute to interannual variability of isoprene emissions include fires, water availability, and tree disease. Prelimi-</text:p>
            <text:p text:style-name="P16">nary examination of satellite observations of firecount and drought indices did not reveal an obvious role for these factors but further investigation is needed.</text:p>
          </table:table-cell>
          <table:table-cell table:style-name="Table1.A2" office:value-type="string">
            <text:p text:style-name="P26">* <text:span text:style-name="T5">This increase of global isoprene emissions significantly affects tropospheric</text:span></text:p>
            <text:p text:style-name="P29">chemistry, decreasing the global mean OH concentration by 10.8% to 0.95 #</text:p>
            <text:p text:style-name="P29">10 6 molecules/cm 3 . The atmospheric lifetime of CH 3 CCl 3 increases from 5.2 to 5.7 years.</text:p>
            <text:p text:style-name="P30">* <text:span text:style-name="T6">Some vegetation groups are the major isoprene emitters for specific regions: dry</text:span></text:p>
            <text:p text:style-name="P32">evergreen and crop/woods for Australia.</text:p>
            <text:p text:style-name="P32">* Compared to the GEIA inventory, the a posteriori isoprene emissions are generally higher at midlatitudes but lower in the tropics. The exception is the much higher a posteriori estimate over Australia.</text:p>
            <text:p text:style-name="P32">* Europe: The largest change in the a posteriori emissions is in those from <text:soft-page-break/>agricultural lands. Similarly large increases for this source category are found for east and Southeast Asia. It is possible that this problem is due to incorrect classification of vegetation types. Another possibility is that crop and</text:p>
            <text:p text:style-name="P32">farming practice over those regions are different from North America, resulting in different emissions.</text:p>
            <text:p text:style-name="P33">* <text:span text:style-name="T7">The model shows a small minimum in January when GOME observations show a maximum. The simulated decrease is due to a corresponding change in GEOS-STRAT surface temperature, which reduces isoprene emissions.</text:span></text:p>
            <text:p text:style-name="P33">* <text:span text:style-name="T7">The largest discrepancy in the seasonal HCHO column variations between GOME observations and GEOS-CHEM simulations is found over northern equatorial Africa.</text:span></text:p>
            <text:p text:style-name="P33">* <text:span text:style-name="T7">Therefore GOME HCHO observations support a general reduction of isoprene</text:span></text:p>
            <text:p text:style-name="P34">emissions from these tropical ecosystems but not as drastic as assumed in the a priori model. Of particular interest is that a posteriori isoprene emissions suggest that the reduction depends strongly on the continent. For example, the a posteriori reduction for the tropical rain forest emissions is a factor of 2.5 from GEIA over South America but is negligible over Africa.</text:p>
          </table:table-cell>
          <table:table-cell table:style-name="Table1.D2" office:value-type="string">
            <text:p text:style-name="P11"/>
          </table:table-cell>
        </table:table-row>
        <table:table-row>
          <table:table-cell table:style-name="Table1.A2" office:value-type="string">
            <text:p text:style-name="P17"><text:s/><text:span text:style-name="T1">How does this paper support/contradict other work </text:span></text:p>
            <text:p text:style-name="P19">in the field?</text:p>
          </table:table-cell>
          <table:table-cell table:style-name="Table1.A2" office:value-type="string">
            <text:p text:style-name="P11">* <text:span text:style-name="T4">This paper is testing isoprene emission models created by others (GEOS-CHEM) and seeing how well they relate to real data through GOME HCHO columns.</text:span></text:p>
          </table:table-cell>
          <table:table-cell table:style-name="Table1.A2" office:value-type="string">
            <text:p text:style-name="P29">* The seasonal and interannual variations in GOME HCHO columns over North America has been investigated [Abbot et al., 2003].</text:p>
            <text:p text:style-name="P29">Here we extend these previous studies to the global scale.</text:p>
          </table:table-cell>
          <table:table-cell table:style-name="Table1.D2" office:value-type="string">
            <text:p text:style-name="P11"/>
          </table:table-cell>
        </table:table-row>
        <text:soft-page-break/>
        <table:table-row>
          <table:table-cell table:style-name="Table1.A2" office:value-type="string">
            <text:p text:style-name="P17"><text:s/><text:span text:style-name="T1">How does it support/contradict/inform your own </text:span></text:p>
            <text:p text:style-name="P19">approach?</text:p>
          </table:table-cell>
          <table:table-cell table:style-name="Table1.A2" office:value-type="string">
            <text:p text:style-name="P15">* This demonstrates the considerable potential for constraining isoprene</text:p>
            <text:p text:style-name="P15">emission inventories using satellite observations and improving our understanding of the factors controlling these emissions. </text:p>
            <text:p text:style-name="P15">* Extending our analysis to the rest of the world is clearly desirable but will require careful separation of biomass burning and biogenic contributions to HCHO.</text:p>
          </table:table-cell>
          <table:table-cell table:style-name="Table1.A2" office:value-type="string">
            <text:p text:style-name="P11">* <text:span text:style-name="T10">GOME satellite data very noisy. OMI better choice.</text:span></text:p>
            <text:p text:style-name="P11">* <text:span text:style-name="T10">Region-specific analysis needs to be done.</text:span></text:p>
            <text:p text:style-name="P11">* <text:span text:style-name="T10">Austrlia doesn’t follow trends of other countires.</text:span></text:p>
          </table:table-cell>
          <table:table-cell table:style-name="Table1.D2" office:value-type="string">
            <text:p text:style-name="P11"/>
          </table:table-cell>
        </table:table-row>
        <table:table-row>
          <table:table-cell table:style-name="Table1.A2" office:value-type="string">
            <text:p text:style-name="P17"><text:s/><text:span text:style-name="T1">How significant/important is this research? What </text:span></text:p>
            <text:p text:style-name="P19">special contribution does it make?</text:p>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row>
          <table:table-cell table:style-name="Table1.A2" office:value-type="string">
            <text:p text:style-name="P19">Is this research repeating existing approaches or </text:p>
            <text:p text:style-name="P19">making a new contribution? </text:p>
            <text:p text:style-name="P19">What are the strengths?</text:p>
          </table:table-cell>
          <table:table-cell table:style-name="Table1.A2" office:value-type="string">
            <text:p text:style-name="P11"/>
          </table:table-cell>
          <table:table-cell table:style-name="Table1.A2" office:value-type="string">
            <text:p text:style-name="P37">* We have presented the first Bayesian inverse modeling analysis of the global HCHO column measurements by GOME in order</text:p>
            <text:p text:style-name="P37">to evaluate the global isoprene emissions from September 1996 to August 1997.</text:p>
          </table:table-cell>
          <table:table-cell table:style-name="Table1.D2" office:value-type="string">
            <text:p text:style-name="P11"/>
          </table:table-cell>
        </table:table-row>
        <table:table-row>
          <table:table-cell table:style-name="Table1.A2" office:value-type="string">
            <text:p text:style-name="P3">What are weaknesses and limitations?</text:p>
          </table:table-cell>
          <table:table-cell table:style-name="Table1.A2" office:value-type="string">
            <text:p text:style-name="P15">* Uncertainty in the HCHO yields from isoprene oxidation under low NOx conditions [Palmer et al., 2003], as frequently encountered in the tropics, is a key limitation that will need to be addressed through laboratory studies.</text:p>
            <text:p text:style-name="P15">* Better understanding is also needed of the HCHO yields from oxidation of terpenes, sesquiterpenes, and other highly reactive organic compounds emitted by <text:soft-page-break/>vegetation.</text:p>
          </table:table-cell>
          <table:table-cell table:style-name="Table1.A2" office:value-type="string">
            <text:p text:style-name="P32">* The uncertainties of GOME retrievals are large in the range of 53– 69% over the eight selected regions, even though the regions are chosen on the basis of high signal-to-noise ratios.</text:p>
            <text:p text:style-name="P32">* <text:s/>Large changes in emission factors appear to indicate problems in the Olson [1992] vegetation distribution (East Asia).</text:p>
            <text:p text:style-name="P32">* The current emission algorithm apparently does not simulate the seasonal cycle correctly <text:soft-page-break/>(India).</text:p>
            <text:p text:style-name="P32">* The observed large seasonal shift from winter to summer cannot be reproduced by the model (Southeast Asia).</text:p>
            <text:p text:style-name="P32">* There are significant discrepancies between the simulated and GOME HCHO columns over northern equatorial Africa (Figure 5), where the model overestimates the observations.</text:p>
            <text:p text:style-name="P33">* <text:span text:style-name="T7">The European Centre for Medium-Range</text:span></text:p>
            <text:p text:style-name="P34">Weather Forecasts (ECMWF) surface temperature for the same period does not show this seasonal change, likely indicating a problem in GEOS-STRAT surface temperature simulation for this region (Africa).</text:p>
            <text:p text:style-name="P34">* The seasonal cycle of LAI is consistent with that of monthly GOME HCHO columns. However, the GEOS-STRAT surface temperature has an opposite seasonal cycle.</text:p>
            <text:p text:style-name="P34">* The discrepancy appears to be caused by GEOS-STRAT overestimates of surface temperature for Africa in fall and winter.</text:p>
            <text:p text:style-name="P36">* <text:span text:style-name="T9">There is a significant discrepancy between the seasonality of GOME-measured and GEOS-CHEM-simulated HCHO columns over northern equatorial Africa. We attri-</text:span></text:p>
            <text:p text:style-name="P38">bute this problem to the incorrect seasonal cycle in surface temperature used in GEOS-CHEM. </text:p>
            <text:p text:style-name="P38">* We also find that the model cannot reproduce the observed seasonal</text:p>
            <text:p text:style-name="P38">HCHO column increase from winter to summer over Southeast Asia and India. A <text:soft-page-break/>major limitation of this study is due to the large uncertainties of the GOME HCHO column measurements resulting in relatively large uncertainties in the a posteriori emission estimates.</text:p>
            <text:p text:style-name="P38">* We did not include the kinetics uncertainty of HCHO yields from isoprene oxidation in the inversion. Further studies are merited on how to properly account for this uncertainty.</text:p>
            <text:p text:style-name="P38">* Improved in situ measurements are likely to be available only for specific regions. On the global scale, more accurate HCHO or other proxy observations from the next generation satellites are necessary to improve the biogenic emission inventories.</text:p>
          </table:table-cell>
          <table:table-cell table:style-name="Table1.D2" office:value-type="string">
            <text:p text:style-name="P11"/>
          </table:table-cell>
        </table:table-row>
        <table:table-row>
          <table:table-cell table:style-name="Table1.A2" office:value-type="string">
            <text:p text:style-name="P6">Basic background literature info</text:p>
          </table:table-cell>
          <table:table-cell table:style-name="Table1.A2" office:value-type="string">
            <text:p text:style-name="P9">* Isoprene, which is of great importance for driving regional and global tropospheric chemistry. </text:p>
            <text:p text:style-name="P9">* The lifetime of isoprene against</text:p>
            <text:p text:style-name="P9">atmospheric oxidation is typically less than one hour, and the lifetime of HCHO is a few hours, so that isoprene emission is collocated with and linearly related to the resulting HCHO enhancement over a smearing length scale of order 10<text:span text:style-name="T3">-</text:span>100 km [Palmer et al., 2003]. </text:p>
            <text:p text:style-name="P9">* Isoprene ~~ plays an important role in the production of tropospheric ozone.</text:p>
          </table:table-cell>
          <table:table-cell table:style-name="Table1.A2" office:value-type="string">
            <text:p text:style-name="P26">* <text:span text:style-name="T5">The difficulty lies in the scarcity of direct measurements.</text:span></text:p>
            <text:p text:style-name="P26">* <text:span text:style-name="T5">The main sinks of HCHO are photolysis and the reaction with atmospheric OH, and its lifetime against oxidation (on the order of hours) is short enough not to be significantly</text:span></text:p>
            <text:p text:style-name="P29">affected by transport.</text:p>
            <text:p text:style-name="P31">* HCHO yield increases with NOx concentrations [Horowitz et al., 1998; Palmer et al., 2003a]. Palmer et al. [2003a] discussed the robustness of the isoprene oxidation chemical mechanism in the model.</text:p>
            <text:p text:style-name="P31">* <text:span text:style-name="T7">Isoprene is the most dominant reactive VOC in the troposphere. The increase of isoprene emissions affects global tropospheric OH and O3 concentrations [Wang and Jacob, 1998; Spivakovsky et al., 2000]. Generally, the OH</text:span></text:p>
            <text:p text:style-name="P34">concentrations are reduced by reacting with isoprene and its oxidation products such as <text:soft-page-break/>methyl vinyl ketone.</text:p>
            <text:p text:style-name="P35">* <text:span text:style-name="T8">Atmospheric VOCs play an essential role in the tropospheric chemistry. Globally, isoprene accounts for a major fraction of the reactivity of VOCs. Current biogenic isoprene sources are highly uncertain because of limited in</text:span></text:p>
            <text:p text:style-name="P37">situ measurements, particularly over the tropics.</text:p>
          </table:table-cell>
          <table:table-cell table:style-name="Table1.D2" office:value-type="string">
            <text:p text:style-name="P11"/>
          </table:table-cell>
        </table:table-row>
        <table:table-row>
          <table:table-cell table:style-name="Table1.A2" office:value-type="string">
            <text:p text:style-name="P8">Things I need to look into further</text:p>
          </table:table-cell>
          <table:table-cell table:style-name="Table1.A2" office:value-type="string">
            <text:p text:style-name="P9">* Air mass factors (AMFs), used to convert slant to vertical columns.</text:p>
            <text:p text:style-name="P9">* We exclude observation scenes with cloud or snow cover fraction &gt;40% [Kurosu et al., 1999]. </text:p>
            <text:p text:style-name="P10">* <text:span text:style-name="T2">Notably the accounting for the effect of leaf age and antecedent temperatures [Guenther et al., 1999; Geron et al., 2000].</text:span></text:p>
          </table:table-cell>
          <table:table-cell table:style-name="Table1.A2" office:value-type="string">
            <text:p text:style-name="P26">* <text:span text:style-name="T5">Scarcity of direct measurment problem is most acute for tropical ecosystems.</text:span></text:p>
            <text:p text:style-name="P26">* <text:span text:style-name="T5">Methane is an important HCHO</text:span></text:p>
            <text:p text:style-name="P29">source, but it is well mixed in the troposphere because of its long lifetime. Methane oxidation provides the background HCHO levels.</text:p>
            <text:p text:style-name="P30">* <text:span text:style-name="T6">At surface wind speed of 0– 10 m/s, the transport distance of secondary products is</text:span></text:p>
            <text:p text:style-name="P27"><text:span text:style-name="T6">&lt;150 km since 0630 LT, much less than the model grid size (4</text:span>°<text:span text:style-name="T6"> x 5</text:span>°<text:span text:style-name="T6">).</text:span></text:p>
            <text:p text:style-name="P27">* <text:span text:style-name="T6">In our analysis, the GOME data that have cloud fraction &gt;40% are excluded.</text:span></text:p>
            <text:p text:style-name="P28">* <text:span text:style-name="T8">The lifetime of PAN strongly depends on temperature. The effect is most significant in the upper troposphere, where low temperature</text:span></text:p>
            <text:p text:style-name="P37">leads to a long lifetime of PAN.</text:p>
          </table:table-cell>
          <table:table-cell table:style-name="Table1.D2" office:value-type="string">
            <text:p text:style-name="P11"/>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Paper</text:p>
          </table:table-cell>
          <table:table-cell table:style-name="Table2.A1" office:value-type="string">
            <text:p text:style-name="P39"/>
          </table:table-cell>
          <table:table-cell table:style-name="Table2.A1" office:value-type="string">
            <text:p text:style-name="P7"/>
          </table:table-cell>
          <table:table-cell table:style-name="Table2.D1" office:value-type="string">
            <text:p text:style-name="P7"/>
          </table:table-cell>
        </table:table-row>
        <table:table-row>
          <table:table-cell table:style-name="Table2.A2" office:value-type="string">
            <text:p text:style-name="P20">What is the hypothesis?</text:p>
          </table:table-cell>
          <table:table-cell table:style-name="Table2.A2" office:value-type="string">
            <text:p text:style-name="P12"/>
          </table:table-cell>
          <table:table-cell table:style-name="Table2.A2" office:value-type="string">
            <text:p text:style-name="P12"/>
          </table:table-cell>
          <table:table-cell table:style-name="Table2.D2" office:value-type="string">
            <text:p text:style-name="P12"/>
          </table:table-cell>
        </table:table-row>
        <table:table-row>
          <table:table-cell table:style-name="Table2.A2" office:value-type="string">
            <text:p text:style-name="P20">What is the method? Is it rigorous? Appropriate </text:p>
            <text:p text:style-name="P20">sample sizes? Do the results support the conclusions?</text:p>
          </table:table-cell>
          <table:table-cell table:style-name="Table2.A2" office:value-type="string">
            <text:p text:style-name="P12"/>
          </table:table-cell>
          <table:table-cell table:style-name="Table2.A2" office:value-type="string">
            <text:p text:style-name="P12"/>
          </table:table-cell>
          <table:table-cell table:style-name="Table2.D2" office:value-type="string">
            <text:p text:style-name="P12"/>
          </table:table-cell>
        </table:table-row>
        <table:table-row>
          <table:table-cell table:style-name="Table2.A2" office:value-type="string">
            <text:p text:style-name="P20">What are the key findings?</text:p>
          </table:table-cell>
          <table:table-cell table:style-name="Table2.A2" office:value-type="string">
            <text:p text:style-name="P12"/>
          </table:table-cell>
          <table:table-cell table:style-name="Table2.A2" office:value-type="string">
            <text:p text:style-name="P12"/>
          </table:table-cell>
          <table:table-cell table:style-name="Table2.D2" office:value-type="string">
            <text:p text:style-name="P12"/>
          </table:table-cell>
        </table:table-row>
        <table:table-row>
          <table:table-cell table:style-name="Table2.A2" office:value-type="string">
            <text:p text:style-name="P18"><text:s/><text:span text:style-name="T1">How does this paper support/contradict other work </text:span></text:p>
            <text:p text:style-name="P20">in the field?</text:p>
          </table:table-cell>
          <table:table-cell table:style-name="Table2.A2" office:value-type="string">
            <text:p text:style-name="P12"/>
          </table:table-cell>
          <table:table-cell table:style-name="Table2.A2" office:value-type="string">
            <text:p text:style-name="P12"/>
          </table:table-cell>
          <table:table-cell table:style-name="Table2.D2" office:value-type="string">
            <text:p text:style-name="P12"/>
          </table:table-cell>
        </table:table-row>
        <table:table-row>
          <table:table-cell table:style-name="Table2.A2" office:value-type="string">
            <text:p text:style-name="P18"><text:s/><text:span text:style-name="T1">How does it support/contradict/inform your own </text:span></text:p>
            <text:p text:style-name="P20">approach?</text:p>
          </table:table-cell>
          <table:table-cell table:style-name="Table2.A2" office:value-type="string">
            <text:p text:style-name="P12"/>
          </table:table-cell>
          <table:table-cell table:style-name="Table2.A2" office:value-type="string">
            <text:p text:style-name="P12"/>
          </table:table-cell>
          <table:table-cell table:style-name="Table2.D2" office:value-type="string">
            <text:p text:style-name="P12"/>
          </table:table-cell>
        </table:table-row>
        <table:table-row>
          <table:table-cell table:style-name="Table2.A2" office:value-type="string">
            <text:p text:style-name="P18"><text:s/><text:span text:style-name="T1">How significant/important is this research? What </text:span></text:p>
            <text:p text:style-name="P20">special contribution does it make?</text:p>
          </table:table-cell>
          <table:table-cell table:style-name="Table2.A2" office:value-type="string">
            <text:p text:style-name="P12"/>
          </table:table-cell>
          <table:table-cell table:style-name="Table2.A2" office:value-type="string">
            <text:p text:style-name="P12"/>
          </table:table-cell>
          <table:table-cell table:style-name="Table2.D2" office:value-type="string">
            <text:p text:style-name="P12"/>
          </table:table-cell>
        </table:table-row>
        <table:table-row>
          <table:table-cell table:style-name="Table2.A2" office:value-type="string">
            <text:p text:style-name="P20">Is this research repeating existing approaches or </text:p>
            <text:p text:style-name="P20">making a new contribution? </text:p>
            <text:p text:style-name="P20"><text:soft-page-break/>What are the strengths?</text:p>
          </table:table-cell>
          <table:table-cell table:style-name="Table2.A2" office:value-type="string">
            <text:p text:style-name="P12"/>
          </table:table-cell>
          <table:table-cell table:style-name="Table2.A2" office:value-type="string">
            <text:p text:style-name="P12"/>
          </table:table-cell>
          <table:table-cell table:style-name="Table2.D2" office:value-type="string">
            <text:p text:style-name="P12"/>
          </table:table-cell>
        </table:table-row>
        <table:table-row>
          <table:table-cell table:style-name="Table2.A2" office:value-type="string">
            <text:p text:style-name="P4">What are weaknesses and limitations?</text:p>
          </table:table-cell>
          <table:table-cell table:style-name="Table2.A2" office:value-type="string">
            <text:p text:style-name="P12"/>
          </table:table-cell>
          <table:table-cell table:style-name="Table2.A2" office:value-type="string">
            <text:p text:style-name="P12"/>
          </table:table-cell>
          <table:table-cell table:style-name="Table2.D2" office:value-type="string">
            <text:p text:style-name="P12"/>
          </table:table-cell>
        </table:table-row>
        <table:table-row>
          <table:table-cell table:style-name="Table2.A2" office:value-type="string">
            <text:p text:style-name="P6">Basic background literature info</text:p>
          </table:table-cell>
          <table:table-cell table:style-name="Table2.A2" office:value-type="string">
            <text:p text:style-name="P12"/>
          </table:table-cell>
          <table:table-cell table:style-name="Table2.A2" office:value-type="string">
            <text:p text:style-name="P12"/>
          </table:table-cell>
          <table:table-cell table:style-name="Table2.D2" office:value-type="string">
            <text:p text:style-name="P12"/>
          </table:table-cell>
        </table:table-row>
        <table:table-row>
          <table:table-cell table:style-name="Table2.A2" office:value-type="string">
            <text:p text:style-name="P8">Things I need to look into further</text:p>
          </table:table-cell>
          <table:table-cell table:style-name="Table2.A2" office:value-type="string">
            <text:p text:style-name="P12"/>
          </table:table-cell>
          <table:table-cell table:style-name="Table2.A2" office:value-type="string">
            <text:p text:style-name="P12"/>
          </table:table-cell>
          <table:table-cell table:style-name="Table2.D2" office:value-type="string">
            <text:p text:style-name="P12"/>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09:53:57.706751137</meta:creation-date>
    <dc:date>2018-04-10T16:18:59.912538179</dc:date>
    <meta:editing-duration>PT56M54S</meta:editing-duration>
    <meta:editing-cycles>7</meta:editing-cycles>
    <meta:generator>LibreOffice/5.3.1.2$Linux_X86_64 LibreOffice_project/30m0$Build-2</meta:generator>
    <meta:document-statistic meta:table-count="2" meta:image-count="0" meta:object-count="0" meta:page-count="8" meta:paragraph-count="105" meta:word-count="1625" meta:character-count="10450" meta:non-whitespace-character-count="8906"/>
  </office:meta>
</office:document-meta>
</file>